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Kicad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chema</text:p>
              </text:list-item>
              <text:list-item>
                <text:p>Pcb</text:p>
              </text:list-item>
              <text:list-item>
                <text:p>frai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À propos de kicad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Debian/ubuntu</text:p>
                  </text:list-item>
                  <text:list-item>
                    <text:p>compilation</text:p>
                  </text:list-item>
                </text:list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ightly windows : <text:a xlink:href="http://kicad.nosoftware.cz/">http://kicad.nosoftware.cz/</text:a></text:p>
              <text:p>OSX: <text:a xlink:href="http://www.mdx4.org/index.php?/categories/5-Kicad&amp;serendipity[lang_selected]=en">http://www.mdx4.org/index.php?/categories/5-Kicad&amp;serendipity[lang_selected]=en</text:a>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http://f6kgl.f5kff.free.fr/Kicad.pdf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icadlib.com</text:p>
              <text:p/>
              <text:p><text:a xlink:href="http://smisioto.no-ip.org/elettronica/kicad/kicad-en.htm">http://smisioto.no-ip.org/elettronica/kicad/kicad-en.htm</text:a>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eschema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vpcb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cbnew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Regles conception : <text:a xlink:href="http://www.dipole-electronique.fr/bien-regler-kicad/">http://www.dipole-electronique.fr/bien-regler-kicad/</text:a>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ort gerbe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rber to gcod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lyrobot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4T10:37:31</meta:creation-date>
    <dc:date>2014-05-14T11:32:29</dc:date>
    <meta:editing-duration>PT8M57S</meta:editing-duration>
    <meta:editing-cycles>1</meta:editing-cycles>
    <meta:document-statistic meta:object-count="69"/>
    <meta:generator>LibreOffice/3.5$Linux_X86_64 LibreOffice_project/7e68ba2-a744ebf-1f241b7-c506db1-7d53735</meta:generator>
  </office:meta>
</office:document-meta>
</file>